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95aa1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 officeooo:paragraph-rsid="0006abf4"/>
    </style:style>
    <style:style style:name="T1" style:family="text">
      <style:text-properties officeooo:rsid="000100a0"/>
    </style:style>
    <style:style style:name="T2" style:family="text">
      <style:text-properties style:font-name="Corbel"/>
    </style:style>
    <style:style style:name="T3" style:family="text">
      <style:text-properties style:font-name="Corbel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stion et rédaction bibliographiques avec l'IA </text:span></text:p>
      <text:p text:style-name="P2"/>
      <text:p text:style-name="P3"><text:span text:style-name="T2">Acut, D. P., Malabago, N. K., Malicoban, E. V., Galamiton, N. S., &amp; Garcia, M. B. (2025). “ChatGPT 4.0 Ghosted Us While Conducting Literature Search:” Modeling the Chatbot’s Generated Non-Existent References Using Regression Analysis. </text:span><text:span text:style-name="T3">Internet Reference Services Quarterly</text:span><text:span text:style-name="T2">, </text:span><text:span text:style-name="T3">29</text:span><text:span text:style-name="T2">(1), 27‑54. </text:span><text:a xlink:type="simple" xlink:href="https://doi.org/10.1080/10875301.2024.2426793" text:style-name="Internet_20_link" text:visited-style-name="Visited_20_Internet_20_Link"><text:span text:style-name="T2">https://doi.org/10.1080/10875301.2024.2426793</text:span></text:a></text:p>
      <text:p text:style-name="P3"><text:span text:style-name="T2">Andersen, J. P., Degn, L., Fishberg, R., Graversen, E. K., Horbach, S. P. J. M., Schmidt, E. K., Schneider, J. W., &amp; Sørensen, M. P. (2025). Generative Artificial Intelligence (GenAI) in the research process – A survey of researchers’ practices and perceptions. </text:span><text:span text:style-name="T3">Technology in Society</text:span><text:span text:style-name="T2">, </text:span><text:span text:style-name="T3">81</text:span><text:span text:style-name="T2">, 102813. </text:span><text:a xlink:type="simple" xlink:href="https://doi.org/10.1016/j.techsoc.2025.102813" text:style-name="Internet_20_link" text:visited-style-name="Visited_20_Internet_20_Link"><text:span text:style-name="T2">https://doi.org/10.1016/j.techsoc.2025.102813</text:span></text:a></text:p>
      <text:p text:style-name="P3"><text:span text:style-name="T2">Bhattacharyya, M., Miller, V. M., Bhattacharyya, D., &amp; Miller, L. E. (2023). High Rates of Fabricated and Inaccurate References in ChatGPT-Generated Medical Content. </text:span><text:span text:style-name="T3">Cureus</text:span><text:span text:style-name="T2">, </text:span><text:span text:style-name="T3">15</text:span><text:span text:style-name="T2">(5), e39238. </text:span><text:a xlink:type="simple" xlink:href="https://doi.org/10.7759/cureus.39238" text:style-name="Internet_20_link" text:visited-style-name="Visited_20_Internet_20_Link"><text:span text:style-name="T2">https://doi.org/10.7759/cureus.39238</text:span></text:a></text:p>
      <text:p text:style-name="P3"><text:span text:style-name="T2">Bouchard, A. (2025, février). ”#WorkInProgress : IA générative et outils de recherche de littérature académique”. </text:span><text:span text:style-name="T3">URFISTinfo</text:span><text:span text:style-name="T2">. </text:span><text:a xlink:type="simple" xlink:href="https://hal.science/hal-04960003" text:style-name="Internet_20_link" text:visited-style-name="Visited_20_Internet_20_Link"><text:span text:style-name="T2">https://hal.science/hal-04960003</text:span></text:a></text:p>
      <text:p text:style-name="P3"><text:span text:style-name="T2">Cabezas-Clavijo, Á., &amp; Sidorenko-Bautista, P. (2025). </text:span><text:span text:style-name="T3">Assessing the performance of 8 AI chatbots in bibliographic reference retrieval : Grok and DeepSeek outperform ChatGPT, but none are fully accurate</text:span><text:span text:style-name="T2"> (No. arXiv:2505.18059). arXiv. </text:span><text:a xlink:type="simple" xlink:href="https://doi.org/10.48550/arXiv.2505.18059" text:style-name="Internet_20_link" text:visited-style-name="Visited_20_Internet_20_Link"><text:span text:style-name="T2">https://doi.org/10.48550/arXiv.2505.18059</text:span></text:a></text:p>
      <text:p text:style-name="P3"><text:soft-page-break/><text:span text:style-name="T2">Camp, N. T., Bengtson, J. A., &amp; Sandstrom, J. C. (2025). The citation catastrophe : Propagation of AI-generated counterfeit citations in scholarship. </text:span><text:span text:style-name="T3">The Journal of Academic Librarianship</text:span><text:span text:style-name="T2">, </text:span><text:span text:style-name="T3">51</text:span><text:span text:style-name="T2">(4), 103065. </text:span><text:a xlink:type="simple" xlink:href="https://doi.org/10.1016/j.acalib.2025.103065" text:style-name="Internet_20_link" text:visited-style-name="Visited_20_Internet_20_Link"><text:span text:style-name="T2">https://doi.org/10.1016/j.acalib.2025.103065</text:span></text:a></text:p>
      <text:p text:style-name="P3"><text:span text:style-name="T2">Giray, L. (2024). ChatGPT References Unveiled : Distinguishing the Reliable from the Fake. </text:span><text:span text:style-name="T3">Internet Reference Services Quarterly</text:span><text:span text:style-name="T2">, </text:span><text:span text:style-name="T3">28</text:span><text:span text:style-name="T2">(1), 9‑18. </text:span><text:a xlink:type="simple" xlink:href="https://doi.org/10.1080/10875301.2023.2265369" text:style-name="Internet_20_link" text:visited-style-name="Visited_20_Internet_20_Link"><text:span text:style-name="T2">https://doi.org/10.1080/10875301.2023.2265369</text:span></text:a></text:p>
      <text:p text:style-name="P3"><text:span text:style-name="T2">Hutchins, M. (2025, août 4). </text:span><text:span text:style-name="T3">Every Reason Why I Hate AI and You Should Too</text:span><text:span text:style-name="T2">. MalwareTech. </text:span><text:a xlink:type="simple" xlink:href="https://malwaretech.com/2025/08/every-reason-why-i-hate-ai.html" text:style-name="Internet_20_link" text:visited-style-name="Visited_20_Internet_20_Link"><text:span text:style-name="T2">https://malwaretech.com/2025/08/every-reason-why-i-hate-ai.html</text:span></text:a></text:p>
      <text:p text:style-name="P3"><text:span text:style-name="T2">Jensen, T. W., &amp; Jensen, S. W. (2025). AI literacy in the context of working with sources : Pitfalls and possibilities of generative AI models in academic writing. </text:span><text:span text:style-name="T3">Journal of Academic Writing</text:span><text:span text:style-name="T2">, </text:span><text:span text:style-name="T3">14</text:span><text:span text:style-name="T2">(S2 2025), 1‑12. </text:span><text:a xlink:type="simple" xlink:href="https://doi.org/10.18552/joaw.v15iS2.1224" text:style-name="Internet_20_link" text:visited-style-name="Visited_20_Internet_20_Link"><text:span text:style-name="T2">https://doi.org/10.18552/joaw.v15iS2.1224</text:span></text:a></text:p>
      <text:p text:style-name="P3"><text:span text:style-name="T2">Kousha, K. (2024). How is ChatGPT acknowledged in academic publications? </text:span><text:span text:style-name="T3">Scientometrics</text:span><text:span text:style-name="T2">, </text:span><text:span text:style-name="T3">129</text:span><text:span text:style-name="T2">(12), 7959‑7969. </text:span><text:a xlink:type="simple" xlink:href="https://doi.org/10.1007/s11192-024-05193-y" text:style-name="Internet_20_link" text:visited-style-name="Visited_20_Internet_20_Link"><text:span text:style-name="T2">https://doi.org/10.1007/s11192-024-05193-y</text:span></text:a></text:p>
      <text:p text:style-name="P3"><text:span text:style-name="T2">Lenharo, M. (2024). ChatGPT turns two : How the AI chatbot has changed scientists’ lives. </text:span><text:span text:style-name="T3">Nature</text:span><text:span text:style-name="T2">, </text:span><text:span text:style-name="T3">636</text:span><text:span text:style-name="T2">(8042), 281‑282. </text:span><text:a xlink:type="simple" xlink:href="https://doi.org/10.1038/d41586-024-03940-y" text:style-name="Internet_20_link" text:visited-style-name="Visited_20_Internet_20_Link"><text:span text:style-name="T2">https://doi.org/10.1038/d41586-024-03940-y</text:span></text:a></text:p>
      <text:p text:style-name="P3"><text:span text:style-name="T2">Lund, B. D., Wang, T., Mannuru, N. R., Nie, B., Shimray, S., &amp; Wang, Z. (2023). ChatGPT and a new academic reality : Artificial Intelligence-written research papers and the ethics of the large language models in scholarly publishing. </text:span><text:span text:style-name="T3">Journal of the Association for Information Science and Technology</text:span><text:span text:style-name="T2">, </text:span><text:span text:style-name="T3">74</text:span><text:span text:style-name="T2">(5), 570‑581. </text:span><text:a xlink:type="simple" xlink:href="https://doi.org/10.1002/asi.24750" text:style-name="Internet_20_link" text:visited-style-name="Visited_20_Internet_20_Link"><text:span text:style-name="T2">https://doi.org/10.1002/asi.24750</text:span></text:a></text:p>
      <text:p text:style-name="P3"><text:span text:style-name="T2">Maraninchi, F. (2025, février 2). Pourquoi je n’utilise pas ChatGPT. </text:span><text:span text:style-name="T3">Academia</text:span><text:span text:style-name="T2">. </text:span><text:a xlink:type="simple" xlink:href="https://doi.org/10.58079/1382x" text:style-name="Internet_20_link" text:visited-style-name="Visited_20_Internet_20_Link"><text:span text:style-name="T2">https://doi.org/10.58079/1382x</text:span></text:a></text:p>
      <text:p text:style-name="P3"><text:span text:style-name="T2">Mekhfi, I. (2024, avril 30). Utiliser les IA génératrices pour Zotero. </text:span><text:span text:style-name="T3">ArchéO’liens</text:span><text:span text:style-name="T2">. </text:span><text:soft-page-break/><text:a xlink:type="simple" xlink:href="https://doi.org/10.58079/11pj3" text:style-name="Internet_20_link" text:visited-style-name="Visited_20_Internet_20_Link"><text:span text:style-name="T2">https://doi.org/10.58079/11pj3</text:span></text:a></text:p>
      <text:p text:style-name="P3"><text:span text:style-name="T2">Messeri, L., &amp; Crockett, M. J. (2024). Artificial intelligence and illusions of understanding in scientific research. </text:span><text:span text:style-name="T3">Nature</text:span><text:span text:style-name="T2">, </text:span><text:span text:style-name="T3">627</text:span><text:span text:style-name="T2">(8002), 49‑58. </text:span><text:a xlink:type="simple" xlink:href="https://doi.org/10.1038/s41586-024-07146-0" text:style-name="Internet_20_link" text:visited-style-name="Visited_20_Internet_20_Link"><text:span text:style-name="T2">https://doi.org/10.1038/s41586-024-07146-0</text:span></text:a></text:p>
      <text:p text:style-name="P3"><text:span text:style-name="T2">Miao, F., &amp; Holmes, W. (2024). </text:span><text:span text:style-name="T3">Orientations pour l’intelligence artificielle générative dans l’éducation et la recherche</text:span><text:span text:style-name="T2">. ’Organisation des Nations Unies pour l’éducation, la science et la culture. </text:span><text:a xlink:type="simple" xlink:href="https://doi.org/10.54675/HBCX3851" text:style-name="Internet_20_link" text:visited-style-name="Visited_20_Internet_20_Link"><text:span text:style-name="T2">https://doi.org/10.54675/HBCX3851</text:span></text:a></text:p>
      <text:p text:style-name="P3"><text:span text:style-name="T2">O’Brien, P. (2024, novembre 14). More productive with AI in Zotero : The best plugins at a glance. </text:span><text:span text:style-name="T3">Citation Styler</text:span><text:span text:style-name="T2">. </text:span><text:a xlink:type="simple" xlink:href="https://citationstyler.com/en/knowledge/ai-plugins-for-zotero/" text:style-name="Internet_20_link" text:visited-style-name="Visited_20_Internet_20_Link"><text:span text:style-name="T2">https://citationstyler.com/en/knowledge/ai-plugins-for-zotero/</text:span></text:a></text:p>
      <text:p text:style-name="P3"><text:span text:style-name="T2">Oladokun, B. D., Enakrire, R. T., Emmanuel, A. K., Ajani, Y. A., &amp; Adetayo, A. J. (2025). Hallucitation in Scientific Writing : Exploring Evidence from ChatGPT Versions 3.5 and 4o in Responses to Selected Questions in Librarianship. </text:span><text:span text:style-name="T3">Journal of Web Librarianship</text:span><text:span text:style-name="T2">, </text:span><text:span text:style-name="T3">19</text:span><text:span text:style-name="T2">(1), 62‑92. </text:span><text:a xlink:type="simple" xlink:href="https://doi.org/10.1080/19322909.2025.2482093" text:style-name="Internet_20_link" text:visited-style-name="Visited_20_Internet_20_Link"><text:span text:style-name="T2">https://doi.org/10.1080/19322909.2025.2482093</text:span></text:a></text:p>
      <text:p text:style-name="P3"><text:span text:style-name="T2">Orduña-Malea, E., &amp; Cabezas-Clavijo, Á. (2023). ChatGPT and the potential growing of ghost bibliographic references. </text:span><text:span text:style-name="T3">Scientometrics</text:span><text:span text:style-name="T2">, </text:span><text:span text:style-name="T3">128</text:span><text:span text:style-name="T2">(9), 5351‑5355. </text:span><text:a xlink:type="simple" xlink:href="https://doi.org/10.1007/s11192-023-04804-4" text:style-name="Internet_20_link" text:visited-style-name="Visited_20_Internet_20_Link"><text:span text:style-name="T2">https://doi.org/10.1007/s11192-023-04804-4</text:span></text:a></text:p>
      <text:p text:style-name="P3"><text:span text:style-name="T2">Rempel, H. (2025, février 20). </text:span><text:span text:style-name="T3">Generative AI Tools for Literature Reviews</text:span><text:span text:style-name="T2">. LibGuides at Oregon State University. </text:span><text:a xlink:type="simple" xlink:href="https://guides.library.oregonstate.edu/c.php?g=1421175&amp;p=10536219" text:style-name="Internet_20_link" text:visited-style-name="Visited_20_Internet_20_Link"><text:span text:style-name="T2">https://guides.library.oregonstate.edu/c.php?g=1421175&amp;p=10536219</text:span></text:a></text:p>
      <text:p text:style-name="P3"><text:span text:style-name="T2">Resnik, D. B., &amp; Hosseini, M. (2025). The ethics of using artificial intelligence in scientific research : New guidance needed for a new tool. </text:span><text:span text:style-name="T3">AI and Ethics</text:span><text:span text:style-name="T2">, </text:span><text:span text:style-name="T3">5</text:span><text:span text:style-name="T2">(2), 1499‑1521. </text:span><text:soft-page-break/><text:a xlink:type="simple" xlink:href="https://doi.org/10.1007/s43681-024-00493-8" text:style-name="Internet_20_link" text:visited-style-name="Visited_20_Internet_20_Link"><text:span text:style-name="T2">https://doi.org/10.1007/s43681-024-00493-8</text:span></text:a></text:p>
      <text:p text:style-name="P3"><text:span text:style-name="T2">Schläfer, A. (2023, août 21). Importer des références bibliographiques non-formatées dans zotero avec anystyle ou avec l’aide de ChatGPT. </text:span><text:span text:style-name="T3">Germano-Fil</text:span><text:span text:style-name="T2">. </text:span><text:a xlink:type="simple" xlink:href="https://doi.org/10.58079/p0zy" text:style-name="Internet_20_link" text:visited-style-name="Visited_20_Internet_20_Link"><text:span text:style-name="T2">https://doi.org/10.58079/p0zy</text:span></text:a></text:p>
      <text:p text:style-name="P3"><text:span text:style-name="T2">Spennemann, D. H. R. (2025). The Origins and Veracity of References ‘Cited’ by Generative Artificial Intelligence Applications : Implications for the Quality of Responses. </text:span><text:span text:style-name="T3">Publications</text:span><text:span text:style-name="T2">, </text:span><text:span text:style-name="T3">13</text:span><text:span text:style-name="T2">(1), 12. </text:span><text:a xlink:type="simple" xlink:href="https://doi.org/10.3390/publications13010012" text:style-name="Internet_20_link" text:visited-style-name="Visited_20_Internet_20_Link"><text:span text:style-name="T2">https://doi.org/10.3390/publications13010012</text:span></text:a></text:p>
      <text:p text:style-name="P3"><text:span text:style-name="T2">Walters, W. H., &amp; Wilder, E. I. (2023). Fabrication and errors in the bibliographic citations generated by ChatGPT. </text:span><text:span text:style-name="T3">Scientific Reports</text:span><text:span text:style-name="T2">, </text:span><text:span text:style-name="T3">13</text:span><text:span text:style-name="T2">(1), 14045. </text:span><text:a xlink:type="simple" xlink:href="https://doi.org/10.1038/s41598-023-41032-5" text:style-name="Internet_20_link" text:visited-style-name="Visited_20_Internet_20_Link"><text:span text:style-name="T2">https://doi.org/10.1038/s41598-023-41032-5</text:span></text:a></text:p>
      <text:p text:style-name="P3"><text:span text:style-name="T2">Zeller, A., &amp; Pebayle, E. C. (2024). Usage des Intelligences artificielles génératives à l’université : Regards croisés entre usagers et professionnels des bibliothèques universitaires. </text:span><text:span text:style-name="T3">Revue COSSI</text:span><text:span text:style-name="T2">, </text:span><text:span text:style-name="T3">13</text:span><text:span text:style-name="T2">. </text:span><text:a xlink:type="simple" xlink:href="https://doi.org/10.34745/numerev_1962" text:style-name="Internet_20_link" text:visited-style-name="Visited_20_Internet_20_Link"><text:span text:style-name="T2">https://doi.org/10.34745/numerev_1962</text:span></text:a></text:p>
      <text:p text:style-name="P3"><text:span text:style-name="T2">Zhao, A. (2025). </text:span><text:span text:style-name="T3">Emerging AI Tools for Literature Review</text:span><text:span text:style-name="T2">. </text:span><text:a xlink:type="simple" xlink:href="https://libguides.hkust.edu.hk/AI-tools-literature-review/workshop" text:style-name="Internet_20_link" text:visited-style-name="Visited_20_Internet_20_Link"><text:span text:style-name="T2">https://libguides.hkust.edu.hk/AI-tools-literature-review/workshop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6abf4"/>
    </style:style>
    <style:style style:name="MT3" style:family="text">
      <style:text-properties officeooo:rsid="00075bb8"/>
    </style:style>
    <style:style style:name="MT4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5-0<text:span text:style-name="MT2">9</text:span>-<text:span text:style-name="MT3">24</text:span> - F. Flamerie - https://github.com/fflamerie/biblio_IA</text:p>
      </style:header>
      <style:footer>
        <text:p text:style-name="MP2"><text:span text:style-name="MT4">Page </text:span><text:bookmark-start text:name="PageNumWizard_FOOTER_Style de page par défaut1 Copie 2"/><text:page-number text:select-page="current">2</text:page-number><text:s/>/ <text:page-count>4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24T09:49:14.862916300</dc:date>
    <meta:editing-duration>PT21M49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29" meta:word-count="685" meta:character-count="5685" meta:non-whitespace-character-count="5027"/>
  </office:meta>
</office:document-meta>
</file>